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6pt" style:font-size-asian="26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3pt" style:font-size-asian="13pt"/>
    </style:style>
    <style:style style:name="P5" style:family="paragraph" style:parent-style-name="Standard">
      <style:paragraph-properties fo:text-align="center" style:justify-single-word="false"/>
      <style:text-properties fo:font-size="18pt" fo:font-weight="bold" style:font-size-asian="18pt" style:font-weight-asian="bold" style:font-weight-complex="bold"/>
    </style:style>
    <style:style style:name="P6" style:family="paragraph" style:parent-style-name="Standard">
      <style:paragraph-properties fo:text-align="start" style:justify-single-word="false"/>
      <style:text-properties fo:font-size="18pt" fo:font-weight="bold" style:font-size-asian="18pt"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master-page-name="Standard">
      <style:paragraph-properties fo:text-align="center" style:justify-single-word="false" style:page-number="auto"/>
      <style:text-properties fo:font-size="26pt" style:font-size-asian="26pt"/>
    </style:style>
    <style:style style:name="P9" style:family="paragraph" style:parent-style-name="Standard">
      <style:paragraph-properties fo:margin-left="1.4374in" fo:margin-right="0in" fo:text-align="justify" style:justify-single-word="false" fo:orphans="0" fo:widows="0" fo:hyphenation-ladder-count="no-limit" fo:text-indent="0in" style:auto-text-indent="false" style:writing-mode="lr-tb"/>
      <style:text-properties fo:hyphenate="false" fo:hyphenation-remain-char-count="2" fo:hyphenation-push-char-count="2"/>
    </style:style>
    <style:style style:name="P10" style:family="paragraph" style:parent-style-name="Illustration">
      <style:paragraph-properties fo:margin-top="0.0835in" fo:margin-bottom="0.0835in"/>
    </style:style>
    <style:style style:name="P11" style:family="paragraph" style:parent-style-name="Frame_20_contents" style:master-page-name="">
      <style:paragraph-properties fo:margin-left="1.4374in" fo:margin-right="0in" fo:text-align="justify" style:justify-single-word="false" fo:orphans="0" fo:widows="0" fo:hyphenation-ladder-count="no-limit" fo:text-indent="0in" style:auto-text-indent="false" style:page-number="auto" style:writing-mode="lr-tb"/>
      <style:text-properties fo:hyphenate="false" fo:hyphenation-remain-char-count="2" fo:hyphenation-push-char-count="2"/>
    </style:style>
    <style:style style:name="P12" style:family="paragraph" style:parent-style-name="Frame_20_contents">
      <style:paragraph-properties fo:margin-left="1.4374in" fo:margin-right="0in" fo:text-align="justify" style:justify-single-word="false" fo:orphans="0" fo:widows="0" fo:hyphenation-ladder-count="no-limit" fo:text-indent="0in" style:auto-text-indent="false" style:writing-mode="lr-tb"/>
      <style:text-properties fo:hyphenate="false" fo:hyphenation-remain-char-count="2" fo:hyphenation-push-char-count="2"/>
    </style:style>
    <style:style style:name="P13" style:family="paragraph" style:parent-style-name="Frame_20_contents">
      <style:paragraph-properties fo:margin-left="1.4374in" fo:margin-right="0in" fo:margin-top="0in" fo:margin-bottom="0.0835in" fo:text-align="justify" style:justify-single-word="false" fo:orphans="0" fo:widows="0" fo:hyphenation-ladder-count="no-limit" fo:text-indent="0in" style:auto-text-indent="false" style:writing-mode="lr-tb"/>
      <style:text-properties fo:hyphenate="false" fo:hyphenation-remain-char-count="2" fo:hyphenation-push-char-count="2"/>
    </style:style>
    <style:style style:name="T1" style:family="text">
      <style:text-properties fo:font-size="26pt" style:font-size-asian="26pt"/>
    </style:style>
    <style:style style:name="T2" style:family="text">
      <style:text-properties fo:font-size="20pt" style:font-size-asian="20pt"/>
    </style:style>
    <style:style style:name="T3" style:family="text">
      <style:text-properties fo:font-size="13pt" style:font-size-asian="13pt"/>
    </style:style>
    <style:style style:name="T4" style:family="text">
      <style:text-properties fo:font-size="18pt" style:font-size-asian="18pt"/>
    </style:style>
    <style:style style:name="fr1" style:family="graphic" style:parent-style-name="Graphics">
      <style:graphic-properties fo:margin-left="0in" fo:margin-right="0in"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2"/>
      <text:p text:style-name="P2"/>
      <text:p text:style-name="P2">NAME</text:p>
      <text:p text:style-name="P2">Steven Seppälä</text:p>
      <text:p text:style-name="P2"/>
      <text:p text:style-name="P2">USER</text:p>
      <text:p text:style-name="P2">sseppala</text:p>
      <text:p text:style-name="P2"/>
      <text:p text:style-name="P2">GROUP MEMBERS</text:p>
      <text:p text:style-name="P2">N/A</text:p>
      <text:p text:style-name="P1"><text:span text:style-name="T1"><text:line-break/>LAB ONE:<text:line-break/></text:span><text:span text:style-name="T2">INTRIDUCTION TO MX4CK TRAINER SYSTEM <text:line-break/>&amp; SIMPLE PROGRAMMING</text:span></text:p>
      <text:p text:style-name="P2"/>
      <text:p text:style-name="P2">13 February 2014</text:p>
      <text:p text:style-name="P2"/>
      <text:p text:style-name="P2"/>
      <text:p text:style-name="P2"/>
      <text:p text:style-name="P2"/>
      <text:p text:style-name="P2"/>
      <text:p text:style-name="P4"><text:tab/></text:p>
      <text:p text:style-name="P4"><text:soft-page-break/><text:tab/>I) INTRODUCTION</text:p>
      <text:p text:style-name="P4"/>
      <text:p text:style-name="P4"><text:tab/>The problem we were given for this lab was a five fold problem, we were tasked to do five different problems. <text:s/>The first of which is to store some values into registers. We would preform these operations on a word, half word, and a byte basis. After which we would perform load operations using .long directives. Again these would be done on a word, half word, and a byte basis. Thirdly we were tasked to perform some simple work in the registers and then store the results into memory locations. The final parts were to perform some simple loops and then finally do a dot product on a vector of certain values and store the result into memory locations. <text:line-break/><text:tab/>These problems are of interest to us because it teaches us how the microprocessor organizes the data and how we should go about accomplishing work in these registers.</text:p>
      <text:p text:style-name="P4"/>
      <text:p text:style-name="P4"><text:tab/>II) SOLUTION APPROACH</text:p>
      <text:p text:style-name="P4"><text:tab/></text:p>
      <text:p text:style-name="P4"><text:tab/>My approach to this solution was, for part one, to simply clear the registers to ensure they are empty before I begin working on them. <text:s/>After they had been cleared, I used the lui and ori instructions to load values into the upper half of the register and then or the register with a value I wanted in the lower half of the register. For part b of this first step, I loaded the words into memory in four byte increments, the half words were loaded in 2 byte increments so that they would be contiguous and use as little memory as possible. The store byte instructions were stored in byte increments for the same reason.</text:p>
      <text:p text:style-name="P4"><text:tab/>Part two was done roughly the same way, after clearing the registers, I used a base memory location that was static with the program. I verified that it was static by running my code multiple times and changing it around. The load instructions were executed and loaded the values from memory into the <text:s/>temporary registers. <text:line-break/><text:tab/>Part three was more interesting, the add, AND, as well as the subtract operations were in the instruction set, the problem arose when trying to perform a NAND operation. The MIPS instruction set we use does not have a NAND operation. To complete this operation, I implemented several NOR operations to force a NAND operation to occur. Shown below is a figure of how the operation is completed. </text:p>
      <text:p text:style-name="P4"/>
      <text:p text:style-name="P4"/>
      <text:p text:style-name="P10"><draw:frame draw:style-name="fr1" draw:name="graphics1" text:anchor-type="as-char" svg:width="0in" svg:height="0.0161in" draw:z-index="0"><draw:image xlink:href="http://upload.wikimedia.org/wikipedia/commons/thumb/d/d7/AND_using_NOR.svg/229px-AND_using_NOR.svg.png" xlink:type="simple" xlink:show="embed" xlink:actuate="onLoad"/></draw:frame> <text:s text:c="2"/>Illustration <text:sequence text:ref-name="refIllustration0" text:name="Illustration" text:formula="ooow:Illustration+1" style:num-format="1">1</text:sequence>: Shows the output, Q, having the NAND result of A and B using NOR gates.</text:p>
      <text:p text:style-name="P3"><text:span text:style-name="T3"><text:tab/><text:tab/><text:tab/><text:tab/></text:span> </text:p>
      <text:p text:style-name="P3"/>
      <text:p text:style-name="P3"><text:tab/><text:tab/><text:tab/><text:tab/><draw:frame draw:style-name="fr2" draw:name="graphics2" text:anchor-type="as-char" svg:width="2.3854in" svg:height="1.0417in" draw:z-index="1"><draw:image xlink:href="http://upload.wikimedia.org/wikipedia/commons/thumb/d/d7/AND_using_NOR.svg/229px-AND_using_NOR.svg.png" xlink:type="simple" xlink:show="embed" xlink:actuate="onLoad"/></draw:frame> </text:p>
      <text:p text:style-name="P3"/>
      <text:p text:style-name="P3"/>
      <text:p text:style-name="P3"/>
      <text:p text:style-name="P3"/>
      <text:p text:style-name="P3"><text:soft-page-break/></text:p>
      <text:p text:style-name="P3"/>
      <text:p text:style-name="P3"><text:tab/>Part four was very simple, but taught us how to use loops, we started at a memory location of our choosing and then loaded the value of 0x1101 into that memory location, we would then set a register to how the value of nine, a register to hold the previous value starting with 0x1101, and then add 9 to it, and store it into the next memory location. This process would be repeated 100 times in total. A separate register would be used to hold the value 100 which would be decremented and checked after each store operation. </text:p>
      <text:p text:style-name="P3"/>
      <text:p text:style-name="P3"><text:tab/>Part five was the most interesting. For this problem, there are multiple ways to implement a solution, my solution was to use the .space directive inside of the .data location which will store ( in bytes) a specified amount of space. I used 280 bytes for VECA and VECB, since there were 70 elements and each element needed to be a word long. The result would only need 4 bytes though. </text:p>
      <text:p text:style-name="P3">After this was set up, I loaded in the starting values and specific numbers for counting iterations and indicies. Once all of these were loaded, I made two loops to fill each vector, which would store the desired values into memory locations to be used later. After the values were loaded, I made another loop with new indicies and place holders. <text:line-break/><text:tab/>Once I had all the place holders loaded into registers, I used a few instructions to load the values, multiply them, and add them to a register and keep a running sum in that register. After the dot product was completed, I stored the result into memory. </text:p>
      <text:p text:style-name="P3"><text:tab/>Below is pseudo-code for what the dot product loop achieved, as well as the vector storing operations for VECA and VECB (the same method for filling was used for both).</text:p>
      <text:p text:style-name="P3"/>
      <text:p text:style-name="P11">Initialize Indicies Offset Into Register =&gt; $s0</text:p>
      <text:p text:style-name="P12">Initialize Stepper For Each Vector <text:s text:c="6"/>=&gt; $s1</text:p>
      <text:p text:style-name="P12">Initialize Vector Length<text:tab/><text:tab/> <text:s/>=&gt; $s2</text:p>
      <text:p text:style-name="P12"><text:line-break/>Set index location in memory</text:p>
      <text:p text:style-name="P12">Add stepper value to previous value in temporary register</text:p>
      <text:p text:style-name="P12">Store result into memory</text:p>
      <text:p text:style-name="P13">Loop until Vector Length is 70 elements</text:p>
      <text:p text:style-name="P12">Load vector memory locations and offsets into Save registers</text:p>
      <text:p text:style-name="P12">Clear temporary registers</text:p>
      <text:p text:style-name="P12"/>
      <text:p text:style-name="P12">Load values into registers from VECA and VECB</text:p>
      <text:p text:style-name="P12">Multiply values and store into temporary register</text:p>
      <text:p text:style-name="P12">Add temporary register to running sum register</text:p>
      <text:p text:style-name="P12">Loop until all 70 elements have been multiplied</text:p>
      <text:p text:style-name="P13">Store result into space allocated by directive</text:p>
      <text:p text:style-name="P9"><text:tab/></text:p>
      <text:p text:style-name="P3"/>
      <text:p text:style-name="P3"><text:soft-page-break/><text:tab/>Before I decided to use this algorithm, I wanted to use offsets and the space name labels. This did not work however because the expression is too complex for the assembler to understand and execute. <text:s/>I also tried to load the vector label location into registers, I thought I could use the labels as a sort of pointer to the location. This failed also because the label is not a pointer, it's a name reference to the location, but not a pointer.</text:p>
      <text:p text:style-name="P3"/>
      <text:p text:style-name="P3"><text:tab/>III) CONCLUTION</text:p>
      <text:p text:style-name="P3"><text:tab/></text:p>
      <text:p text:style-name="P3"><text:tab/>This first lab was fairly straight forward and easy to understand. There was not a lot of issues with it, other than actually getting the software working. Aside from that, the only problem was figuring out the most eloquent way to complete parts four and five. Parts one, two, and three were easy and required almost no time to do. </text:p>
      <text:p text:style-name="P3"><text:tab/>An interesting note however would be that when using the load and store instructions, they operate in different ways, that is to say that for a load instruction, the load is the value on the right, with the detestation register on the left. One would assume the same is true for a store, but it isn't. For a store, the value to be stored is on the left with the destination it's going to be stored in on the righ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7"/>
      <text:p text:style-name="P5">APPENDEX</text:p>
      <text:p text:style-name="P5"/>
      <text:p text:style-name="P5"/>
      <text:p text:style-name="P5"/>
      <text:p text:style-name="P6">Part One and Two …..................................................File One</text:p>
      <text:p text:style-name="P6"/>
      <text:p text:style-name="P6">Part Three and Four …...............................................File Two</text:p>
      <text:p text:style-name="P6"/>
      <text:p text:style-name="P6">Part Five …..................................................................File Th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size-asian="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2T17:19:44</meta:creation-date>
    <meta:editing-duration>P23DT22H11M8S</meta:editing-duration>
    <meta:generator>OpenOffice/4.0.1$Win32 OpenOffice.org_project/401m5$Build-9714</meta:generator>
    <meta:document-statistic meta:table-count="0" meta:image-count="2" meta:object-count="0" meta:page-count="5" meta:paragraph-count="46" meta:word-count="1070" meta:character-count="6176"/>
  </office:meta>
</office:document-meta>
</file>